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LiberationSans-Bold" svg:font-family="LiberationSans-Bold"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fo:font-weight="normal" style:font-size-asian="12pt" style:font-weight-asian="normal" style:font-size-complex="12pt" style:font-weight-complex="normal"/>
    </style:style>
    <style:style style:name="P2" style:family="paragraph" style:parent-style-name="Standard">
      <style:text-properties style:font-name="Arial" fo:font-size="12pt" fo:font-weight="normal" style:font-name-asian="LiberationSans-Bold" style:font-size-asian="12pt" style:font-weight-asian="normal" style:font-name-complex="LiberationSans-Bold" style:font-size-complex="12pt" style:font-weight-complex="normal"/>
    </style:style>
    <style:style style:name="P3" style:family="paragraph" style:parent-style-name="Standard">
      <style:text-properties style:font-name="Arial" fo:font-size="12pt" style:font-name-asian="LiberationSans-Bold" style:font-size-asian="12pt" style:font-name-complex="LiberationSans-Bold" style:font-size-complex="12pt"/>
    </style:style>
    <style:style style:name="P4"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T1" style:family="text">
      <style:text-properties fo:color="#000000" style:font-name-asian="Consolas" style:font-name-complex="Consolas"/>
    </style:style>
    <style:style style:name="T2" style:family="text">
      <style:text-properties fo:color="#000000" fo:font-weight="normal" style:font-name-asian="Consolas" style:font-weight-asian="normal" style:font-name-complex="Consolas" style:font-weight-complex="normal"/>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arallele Philosophen</text:p>
      <text:p text:style-name="P4">von Elvira Hauer, Michael Freiwald</text:p>
      <text:p text:style-name="P1"/>
      <text:p text:style-name="P2"/>
      <text:p text:style-name="P3"><text:span text:style-name="T3">Unser Tisch besteht aus einzelnen Sitzplätzen. Jeder Sitzplatz hat eine Semaphore, die der Philosoph, der etwas Essen möchte, belegt.</text:span></text:p>
      <text:p text:style-name="P3"><text:span text:style-name="T3">Dies ist sehr wichtig um maximale Parallelität zu erreichen, sollte nur eine Semaphore für den gesamten Tisch vorhanden sein, wäre das ein </text:span><text:span text:style-name="T2">Flaschenhals</text:span><text:span text:style-name="T3">.</text:span></text:p>
      <text:p text:style-name="P3"><text:span text:style-name="T3">Jeder Sitzplatz kennt seine linke und rechte Gabel. Die Gabeln sind selbst </text:span><text:span text:style-name="T1">Semaphoren, die durch den Platz belegt werden können.</text:span></text:p>
      <text:p text:style-name="P3"><text:span text:style-name="T1"/></text:p>
      <text:p text:style-name="P3"><text:span text:style-name="T1"/></text:p>
      <text:p text:style-name="P3"><text:span text:style-name="T1">Möchte ein Philosoph sich setzen fängt er bei seiner Initial-Nummer Modulo Anzahl der Plätze an zu suchen. Ist dieser Platz belegt geht er einen Platz weiter. Dies macht er solange bis er einmal alle Plätze abgefragt hat, ob diese frei sind. Sollte er dann immer noch keinen Platz gefunden haben wartet er bei sein Startplatz bis dieser frei ist.</text:span></text:p>
      <text:p text:style-name="P2"/>
      <text:p text:style-name="P2"/>
      <text:p text:style-name="P2"/>
      <text:p text:style-name="P2"/>
      <text:p text:style-name="P2"/>
      <text:p text:style-name="P2"/>
      <text:p text:style-name="P2"/>
      <text:p text:style-name="P2"/>
      <text:p text:style-name="P2"/>
      <text:p text:style-name="P2">Man kann einen Kipppunkt ab dem es nicht mehr optimal läuft und die Philosophen sehr lange waren müssen erkennen. Dieser hängt mit der Anzahl der Philosophen und der Dauer ihrer Ess-, Schlaf- und Meditations-Zeiten ab.</text:p>
      <text:p text:style-name="P2"/>
      <text:p text:style-name="P2">Beispiel Wenn man eine Tisch mit 5 Plätzen hat, können 2 Philosophen gleichzeitig essen, die Restlichen müssen warten bis die Speisenden-Philosophen fertig sind.</text:p>
      <text:p text:style-name="P2"/>
      <text:p text:style-name="P2">Ein Philosoph isst 1 ms, meditiert 5 ms, und schläft 10 ms.</text:p>
      <text:p text:style-name="P2">Wenn nun die Belegung des Platzes länger als die Meditierzeit dauert, muss der Philosoph warten. Dies ist in unserem Beispiel der Fall wenn mehr als 20 Philosophen an diesem Tisch essen wollen.</text:p>
      <text:p text:style-name="P2"/>
      <text:p text:style-name="P2">[Beispielmessungen für 10 und 20 ]</text:p>
      <text:p text:style-name="P2"/>
      <text:p text:style-name="P2">Dies hängt mit d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LiberationSans-Bold" svg:font-family="LiberationSans-Bold"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vira Hauer</meta:initial-creator>
    <meta:creation-date>2015-06-03T08:12:06.34</meta:creation-date>
    <meta:generator>OpenOffice/4.1.1$Win32 OpenOffice.org_project/411m6$Build-9775</meta:generator>
    <dc:date>2015-06-10T16:13:35.36</dc:date>
    <dc:creator>Elvira Hauer</dc:creator>
    <meta:editing-duration>P1DT23H55M13S</meta:editing-duration>
    <meta:editing-cycles>8</meta:editing-cycles>
    <meta:document-statistic meta:table-count="0" meta:image-count="0" meta:object-count="0" meta:page-count="1" meta:paragraph-count="12" meta:word-count="240" meta:character-count="1498"/>
  </office:meta>
</office:document-meta>
</file>